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svg:font-family="'Noto Sans', sans-serif"/>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Times new roman" officeooo:rsid="001d9846" officeooo:paragraph-rsid="001d9846"/>
    </style:style>
    <style:style style:name="P2" style:family="paragraph" style:parent-style-name="Text_20_body">
      <style:paragraph-properties fo:line-height="150%" fo:text-align="center" style:justify-single-word="false"/>
      <style:text-properties officeooo:paragraph-rsid="001d9846"/>
    </style:style>
    <style:style style:name="P3" style:family="paragraph" style:parent-style-name="Text_20_body">
      <style:paragraph-properties fo:line-height="150%" fo:text-align="start" style:justify-single-word="false"/>
      <style:text-properties officeooo:paragraph-rsid="002089f5"/>
    </style:style>
    <style:style style:name="P4" style:family="paragraph" style:parent-style-name="Text_20_body">
      <style:paragraph-properties fo:line-height="150%" fo:text-align="start" style:justify-single-word="false"/>
      <style:text-properties officeooo:paragraph-rsid="0021abe2"/>
    </style:style>
    <style:style style:name="P5" style:family="paragraph" style:parent-style-name="Text_20_body">
      <style:paragraph-properties fo:line-height="150%" fo:text-align="start" style:justify-single-word="false"/>
      <style:text-properties officeooo:paragraph-rsid="0022ec08"/>
    </style:style>
    <style:style style:name="P6" style:family="paragraph" style:parent-style-name="Text_20_body">
      <style:paragraph-properties fo:line-height="150%" fo:text-align="start" style:justify-single-word="false"/>
      <style:text-properties officeooo:paragraph-rsid="0035334e"/>
    </style:style>
    <style:style style:name="P7" style:family="paragraph" style:parent-style-name="Text_20_body">
      <style:paragraph-properties fo:line-height="150%" fo:text-align="center" style:justify-single-word="false"/>
      <style:text-properties fo:font-weight="normal" officeooo:paragraph-rsid="001fdc06"/>
    </style:style>
    <style:style style:name="P8"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9"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officeooo:paragraph-rsid="0022ec08" fo:background-color="transparent"/>
    </style:style>
    <style:style style:name="P10" style:family="paragraph" style:parent-style-name="Text_20_body">
      <loext:graphic-properties draw:fill="none" draw:fill-color="#ffffff"/>
      <style:paragraph-properties fo:margin-top="0in" fo:margin-bottom="0in" loext:contextual-spacing="false" fo:line-height="150%" fo:background-color="transparent"/>
    </style:style>
    <style:style style:name="P11"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style:style>
    <style:style style:name="P12"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2089f5"/>
    </style:style>
    <style:style style:name="P13"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23f3fe"/>
    </style:style>
    <style:style style:name="P14"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30ae64"/>
    </style:style>
    <style:style style:name="P15" style:family="paragraph" style:parent-style-name="Text_20_body">
      <loext:graphic-properties draw:fill="none" draw:fill-color="#ffffff"/>
      <style:paragraph-properties fo:margin-top="0in" fo:margin-bottom="0in" loext:contextual-spacing="false" fo:line-height="150%" fo:background-color="transparent"/>
      <style:text-properties style:font-name="Times new roman"/>
    </style:style>
    <style:style style:name="P16"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rsid="001d9846" officeooo:paragraph-rsid="001fdc06" style:text-blinking="false" fo:background-color="transparent"/>
    </style:style>
    <style:style style:name="P17"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paragraph-rsid="001fdc06" style:text-blinking="false" fo:background-color="transparent"/>
    </style:style>
    <style:style style:name="P18"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paragraph-rsid="001fdc06" style:text-blinking="false" fo:background-color="transparent"/>
    </style:style>
    <style:style style:name="P19" style:family="paragraph" style:parent-style-name="Text_20_body">
      <style:paragraph-properties fo:line-height="150%" fo:text-align="center" style:justify-single-word="false" fo:break-before="page"/>
      <style:text-properties fo:color="#0e101a" style:font-name="Times new roman" officeooo:paragraph-rsid="002089f5" fo:background-color="transparent"/>
    </style:style>
    <style:style style:name="P20" style:family="paragraph" style:parent-style-name="Standard">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paragraph-rsid="003a84a8" style:text-blinking="false" fo:background-color="transparent"/>
    </style:style>
    <style:style style:name="P21" style:family="paragraph" style:parent-style-name="Text_20_body">
      <style:paragraph-properties fo:line-height="150%" fo:text-align="center" style:justify-single-word="false"/>
      <style:text-properties fo:font-variant="normal" fo:text-transform="none" fo:color="#000000" style:text-line-through-style="none" style:text-line-through-type="none" style:font-name="Times New Roman" fo:font-size="12pt" fo:font-style="normal" style:text-underline-style="none" fo:font-weight="bold" officeooo:paragraph-rsid="001d9846" style:text-blinking="false" fo:background-color="transparent"/>
    </style:style>
    <style:style style:name="P22" style:family="paragraph" style:parent-style-name="Text_20_body">
      <style:paragraph-properties fo:line-height="150%"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35334e" style:text-blinking="false" fo:background-color="transparent"/>
    </style:style>
    <style:style style:name="P23" style:family="paragraph" style:parent-style-name="Text_20_body">
      <style:paragraph-properties fo:line-height="150%" fo:text-align="center" style:justify-single-word="false"/>
      <style:text-properties fo:color="#0e101a" style:font-name="Times new roman" officeooo:paragraph-rsid="0035334e" fo:background-color="transparent"/>
    </style:style>
    <style:style style:name="P24" style:family="paragraph" style:parent-style-name="Text_20_body" style:list-style-name="L1">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5" style:family="paragraph" style:parent-style-name="Text_20_body" style:list-style-name="L2">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6" style:family="paragraph" style:parent-style-name="Text_20_body" style:list-style-name="L3">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7" style:family="paragraph" style:parent-style-name="Text_20_body" style:list-style-name="L4">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8" style:family="paragraph" style:parent-style-name="Text_20_body" style:list-style-name="L5">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9" style:family="paragraph" style:parent-style-name="Text_20_body" style:list-style-name="L5">
      <loext:graphic-properties draw:fill="none" draw:fill-color="#ffffff"/>
      <style:paragraph-properties fo:margin-top="0in" fo:margin-bottom="0in" loext:contextual-spacing="false" fo:line-height="150%" fo:background-color="transparent"/>
      <style:text-properties fo:color="#0e101a" style:font-name="Times new roman" officeooo:paragraph-rsid="00272a10" fo:background-color="transparent"/>
    </style:style>
    <style:style style:name="P30"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31" style:family="paragraph" style:parent-style-name="Text_20_body">
      <loext:graphic-properties draw:fill="none" draw:fill-color="#ffffff"/>
      <style:paragraph-properties fo:margin-top="0in" fo:margin-bottom="0in" loext:contextual-spacing="false" fo:line-height="150%" fo:text-align="start" style:justify-single-word="false" fo:background-color="transparent"/>
      <style:text-properties officeooo:paragraph-rsid="003a84a8"/>
    </style:style>
    <style:style style:name="P32" style:family="paragraph" style:parent-style-name="Text_20_body">
      <loext:graphic-properties draw:fill="none" draw:fill-color="#ffffff"/>
      <style:paragraph-properties fo:margin-top="0in" fo:margin-bottom="0in" loext:contextual-spacing="false" fo:line-height="150%" fo:background-color="transparent"/>
    </style:style>
    <style:style style:name="P33"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23f3fe"/>
    </style:style>
    <style:style style:name="P34"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paragraph-rsid="003a84a8" style:text-blinking="false" fo:background-color="transparent"/>
    </style:style>
    <style:style style:name="P35" style:family="paragraph" style:parent-style-name="Text_20_body">
      <style:paragraph-properties fo:margin-top="0.1665in" fo:margin-bottom="0in" loext:contextual-spacing="false" fo:line-height="150%" fo:text-align="start" style:justify-single-word="false" style:writing-mode="lr-tb"/>
      <style:text-properties fo:color="#0e101a" style:font-name="Times New Roman" officeooo:paragraph-rsid="003d430a" fo:background-color="transparent"/>
    </style:style>
    <style:style style:name="T1" style:family="text">
      <style:text-properties fo:color="#0e101a" style:font-name="Times new roman" fo:background-color="transparent" loext:char-shading-value="0"/>
    </style:style>
    <style:style style:name="T2" style:family="text">
      <style:text-properties fo:color="#0e101a" style:font-name="Times new roman" officeooo:rsid="001d9846" fo:background-color="transparent" loext:char-shading-value="0"/>
    </style:style>
    <style:style style:name="T3" style:family="text">
      <style:text-properties fo:color="#0e101a" style:font-name="Times new roman" officeooo:rsid="002089f5" fo:background-color="transparent" loext:char-shading-value="0"/>
    </style:style>
    <style:style style:name="T4" style:family="text">
      <style:text-properties fo:color="#0e101a" style:font-name="Times new roman" officeooo:rsid="0021abe2" fo:background-color="transparent" loext:char-shading-value="0"/>
    </style:style>
    <style:style style:name="T5" style:family="text">
      <style:text-properties fo:color="#0e101a" style:font-name="Times new roman" officeooo:rsid="0030ae64" fo:background-color="transparent" loext:char-shading-value="0"/>
    </style:style>
    <style:style style:name="T6" style:family="text">
      <style:text-properties fo:color="#0e101a" style:font-name="Times new roman" officeooo:rsid="00391170" fo:background-color="transparent" loext:char-shading-value="0"/>
    </style:style>
    <style:style style:name="T7" style:family="text">
      <style:text-properties fo:color="#0e101a" style:font-name="Times new roman" fo:font-weight="normal" officeooo:rsid="0030ae64" fo:background-color="transparent" loext:char-shading-value="0" style:font-weight-asian="normal" style:font-weight-complex="normal"/>
    </style:style>
    <style:style style:name="T8" style:family="text">
      <style:text-properties fo:color="#0e101a" style:font-name="Times new roman" fo:font-weight="normal" officeooo:rsid="003386e9" fo:background-color="transparent" loext:char-shading-value="0" style:font-weight-asian="normal" style:font-weight-complex="normal"/>
    </style:style>
    <style:style style:name="T9" style:family="text">
      <style:text-properties fo:color="#0e101a" style:font-name="Times new roman" fo:font-weight="normal" officeooo:rsid="0035334e" fo:background-color="transparent" loext:char-shading-value="0" style:font-weight-asian="normal" style:font-weight-complex="normal"/>
    </style:style>
    <style:style style:name="T10" style:family="text">
      <style:text-properties fo:color="#0e101a" style:font-name="Times new roman" fo:font-weight="normal" officeooo:rsid="003d430a" fo:background-color="transparent" loext:char-shading-value="0" style:font-weight-asian="normal" style:font-weight-complex="normal"/>
    </style:style>
    <style:style style:name="T11" style:family="text">
      <style:text-properties officeooo:rsid="001d9846"/>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1d9846"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2089f5"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22ec08"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officeooo:rsid="0035334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fo:font-weight="normal" officeooo:rsid="001d9846" style:text-blinking="false"/>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normal" officeooo:rsid="0022ec08" style:text-blinking="false"/>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bold" officeooo:rsid="0023ae7e"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officeooo:rsid="001eea73" style:text-blinking="false" fo:background-color="transparent" loext:char-shading-value="0"/>
    </style:style>
    <style:style style:name="T24"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officeooo:rsid="0021abe2" style:text-blinking="false" fo:background-color="transparent" loext:char-shading-value="0"/>
    </style:style>
    <style:style style:name="T25" style:family="text">
      <style:text-properties fo:font-variant="normal" fo:text-transform="none" fo:color="#000080" style:text-line-through-style="none" style:text-line-through-type="none" style:font-name="Times New Roman" fo:font-size="12pt" fo:font-style="normal" style:text-underline-style="none" fo:font-weight="normal" officeooo:rsid="0021abe2" style:text-blinking="false" fo:background-color="transparent" loext:char-shading-value="0"/>
    </style:style>
    <style:style style:name="T26" style:family="text">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transparent" loext:char-shading-value="0"/>
    </style:style>
    <style:style style:name="T27"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8" style:family="text">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loext:char-shading-value="0"/>
    </style:style>
    <style:style style:name="T29" style:family="text">
      <style:text-properties fo:font-variant="normal" fo:text-transform="none" fo:color="#0e101a" style:text-line-through-style="none" style:text-line-through-type="none" style:font-name="Times New Roman" fo:font-size="12pt" fo:font-style="normal" style:text-underline-style="none" fo:font-weight="bold" officeooo:rsid="00668081" style:text-blinking="false" fo:background-color="transparent" loext:char-shading-value="0" style:font-weight-asian="bold" style:font-weight-complex="bold"/>
    </style:style>
    <style:style style:name="T30" style:family="text">
      <style:text-properties fo:font-variant="normal" fo:text-transform="none" fo:color="#0e101a" style:text-line-through-style="none" style:text-line-through-type="none" style:font-name="Times New Roman" fo:font-size="12pt" fo:font-style="normal" style:text-underline-style="none" style:text-blinking="false" fo:background-color="transparent" loext:char-shading-value="0"/>
    </style:style>
    <style:style style:name="T31" style:family="text">
      <style:text-properties fo:font-variant="normal" fo:text-transform="none" fo:color="#0e101a" style:text-line-through-style="none" style:text-line-through-type="none" style:font-name="Times new roman" fo:font-size="12pt" fo:font-style="normal" style:text-underline-style="none" fo:font-weight="normal" officeooo:rsid="0035334e" style:text-blinking="false" fo:background-color="transparent" loext:char-shading-value="0" style:font-weight-asian="normal" style:font-weight-complex="normal"/>
    </style:style>
    <style:style style:name="T32" style:family="text">
      <style:text-properties fo:font-variant="normal" fo:text-transform="none" style:text-line-through-style="none" style:text-line-through-type="none" fo:font-size="12pt" fo:font-style="normal" style:text-underline-style="none" fo:font-weight="normal" style:text-blinking="false"/>
    </style:style>
    <style:style style:name="T33" style:family="text">
      <style:text-properties fo:font-variant="normal" fo:text-transform="none" style:text-line-through-style="none" style:text-line-through-type="none" style:font-name="Times new roman" fo:font-size="12pt" fo:font-style="normal" style:text-underline-style="none" fo:font-weight="normal" style:text-blinking="false"/>
    </style:style>
    <style:style style:name="T34" style:family="text">
      <style:text-properties fo:font-weight="bold"/>
    </style:style>
    <style:style style:name="T35" style:family="text">
      <style:text-properties officeooo:rsid="002089f5"/>
    </style:style>
    <style:style style:name="T36" style:family="text">
      <style:text-properties officeooo:rsid="0022ec08"/>
    </style:style>
    <style:style style:name="T37" style:family="text">
      <style:text-properties officeooo:rsid="0035334e"/>
    </style:style>
    <style:style style:name="T38" style:family="text">
      <style:text-properties officeooo:rsid="0029b595"/>
    </style:style>
    <style:style style:name="T39" style:family="text">
      <style:text-properties style:font-name="Times new roman"/>
    </style:style>
    <style:style style:name="T40" style:family="text">
      <style:text-properties officeooo:rsid="003a84a8"/>
    </style:style>
    <style:style style:name="T41" style:family="text">
      <style:text-properties officeooo:rsid="003c6ce3"/>
    </style:style>
    <style:style style:name="T42" style:family="text">
      <style:text-properties officeooo:rsid="003d430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29">UNIVERSITY OF JOS</text:span></text:span></text:p>
      <text:p text:style-name="P17">FACULTY OF EDUCATION</text:p>
      <text:p text:style-name="P17">DEPARTMENT OF SOCIAL SCIENCE EDUCATION</text:p>
      <text:p text:style-name="P17">LIBRARY AND INFORMATION SCIENCE</text:p>
      <text:p text:style-name="P7"><text:line-break/><text:line-break/><text:span text:style-name="T30">NAME<text:line-break/></text:span><text:span text:style-name="T28">NWAFOR JOSHUA CHUKWUDI</text:span></text:p>
      <text:p text:style-name="P18">MATRIC NUMBER<text:line-break/><text:span text:style-name="T34">UJ/2016/ED/0248</text:span></text:p>
      <text:p text:style-name="P18">PHONE<text:line-break/><text:span text:style-name="T34">09017283616</text:span></text:p>
      <text:p text:style-name="P7"><text:line-break/></text:p>
      <text:p text:style-name="P18">APPROVED TOPIC<text:line-break/><text:span text:style-name="T34">DESIGN AND IMPLEMENTATION OF A VIRTUAL LIBRARY LEARNING PLATFORM FOR 300 LEVEL MANAGEMENT SCIENCE STUDENTS, UNIVERSITY OF JOS.</text:span></text:p>
      <text:p text:style-name="P7"><text:line-break/></text:p>
      <text:p text:style-name="P7"><text:span text:style-name="T30">SUPERVISOR NAME<text:line-break/></text:span><text:span text:style-name="T28">MR. JACOB ENEOJO EMMANUEL</text:span></text:p>
      <text:p text:style-name="P16"><text:span text:style-name="Strong_20_Emphasis"><text:span text:style-name="T28"/></text:span></text:p>
      <text:p text:style-name="P19"><text:span text:style-name="Strong_20_Emphasis"><text:span text:style-name="T35">CHAPTER ONE</text:span></text:span></text:p>
      <text:p text:style-name="P23"><text:span text:style-name="Strong_20_Emphasis"><text:span text:style-name="T37">INTRODUCTION</text:span></text:span></text:p>
      <text:p text:style-name="P31"><text:span text:style-name="Strong_20_Emphasis"><text:span text:style-name="T1">1.1 BACKGROUND OF STUDY</text:span></text:span></text:p>
      <text:p text:style-name="P11"><text:span text:style-name="Strong_20_Emphasis"><text:span text:style-name="T1"/></text:span></text:p>
      <text:p text:style-name="P10"><text:span text:style-name="T1"><text:tab/>Virtual library learning </text:span><text:span text:style-name="T5">systems</text:span><text:span text:style-name="T1"> are online platforms that provide a user interface for both creators (instructors) and information </text:span><text:span text:style-name="T6">users</text:span><text:span text:style-name="T1"> to share resources conveniently via the internet. VLPs can vary in complexity depending on the functionalities they provide and the target audience. An example of such systems are Institutional Repositories; “An institutional repository is an archive for collecting, preserving, and disseminating digital copies of the intellectual output of an institution, particularly a research institution.”(Crow, 2002). Institutional repositories focus more on the preservation and dissemination of research information resources. This project focuses on the design and implementation of a digital learning platform that aids effective storage and dissemination of information from the instructor to the learner and provides an effective means of communication between users of the system.</text:span></text:p>
      <text:p text:style-name="P8"><text:tab/>“A virtual learning environment refers to a system that offers educators digitally-based solutions aimed at creating interactive, active learning environments. VLEs can help professors create, store and disseminate content, plan courses and lessons, and foster communication between student and professor (in the form of e-mails and discussions), even in real-time. Virtual learning environments are often part of a higher education institution’s wider learning management system (LMS).” (Virtual learning environment, 2021 ).</text:p>
      <text:p text:style-name="P12"><text:span text:style-name="T1"><text:tab/>“A virtual learning environment (VLE) in educational technology is a web-based platform for the digital aspects of courses of study, usually within educational institutions. They present resources, activities, and interactions within a course structure and provide for the different stages of assessment. VLEs also usually report on participation; and have some level of integration with other institutional systems.” </text:span><text:span text:style-name="T3">(</text:span><text:span text:style-name="T14">Liber, 1999</text:span><text:span text:style-name="T3">).</text:span></text:p>
      <text:p text:style-name="P12"><text:span text:style-name="T3"><text:tab/>“A virtual learning environment is an online-based platform that offers students and professors digital solutions that enhance the learning experience. Unlike a virtual classroom, which is meant to replicate and replace the physical classroom environment for distance learners, a virtual learning environment (or VLE) harnesses technology to supplement an in-class experience, with, for example, digital communication, interaction and quizzes or polls run through the VLE.” </text:span><text:span text:style-name="T4">(Tophat, n.d).</text:span></text:p>
      <text:p text:style-name="P8"><text:soft-page-break/><text:tab/>“Learning is the process of acquiring new understanding, knowledge, behaviors, skills, values, attitudes, and preferences. The ability to learn is possessed by humans, animals, and some machines; there is also evidence for some kind of learning in certain plants.” (Richard, 2015)</text:p>
      <text:p text:style-name="P8">“Some learning is immediate, induced by a single event (e.g. being burned by a hot stove), but much skill and knowledge accumulate from repeated experiences. The changes induced by learning often last a lifetime, and it is hard to distinguish learned material that seems to be "lost" from that which cannot be retrieved.”(Daniel, 2011)</text:p>
      <text:p text:style-name="P8"><text:tab/>The process of learning is employed by humans in various levels of development; from childhood to adulthood. Students in academic institutions learn to acquire certain academic qualifications. They employ various tools and learning styles to reach their goal of learning a thing or acquiring a skill.</text:p>
      <text:p text:style-name="P20"><text:tab/>The world today is faced with so much development in various spheres of life; all works of life managed by man must see to it that they move with the trend and see how various developments can be made adaptable where necessary. The growth of the internet and technology in the world today has brought about several changes to how things are done. When it comes to the way knowledge is being transferred and acquired by individuals, technology has brought about a massive change. We see this when we consider the rise in online platforms making available course resources that people can access to acquire knowledge. An issue arises when we consider the opportunities and advantages made available by these online learning platforms as people tend to see them as competition to physical learning environments.</text:p>
      <text:p text:style-name="P34"><text:tab/>Students and Lecturers are faced with several opportunities to facilitate and ease the processes involved in knowledge transfer and acquisition considering the potentials embedded in technology. This could be seen in the way students and instructors communicate and share information. Instructors now put to use various technological tools to communicate with their students; We see the increase in the use of emails for communication, hosting of lecture videos on the internet on platforms such as YouTube, we see instructors harnessing the powers of Google classroom; a software that facilitates learning. “Google Classroom uses the standard Google office software tools such as Google Docs as well as spreadsheet and presentation applications, audio and video conferencing, not to mention Google Drive for online storage. Additionally, there are administrative tools to make it easier for teachers to manage their classes” (Tech <text:span text:style-name="T38">R</text:span>adar, 2021). </text:p>
      <text:p text:style-name="P34"><text:soft-page-break/><text:tab/>Considering the multiple tools available for use by both instructors and students, we see that a problem is introduced as there would be a need to properly select what is usable and would be effective on the long run. </text:p>
      <text:p text:style-name="P35"><text:span text:style-name="T32"><text:tab/>The project aims to develop a virtual library learning system made available via a website and mobile application. The basics are to build a space that aids the process of learning and makes it possible for learners and instructors to share knowledge and communicate virtually. Instructors would be provided various tools which they could use to better reach out to students better; share lesson resources in various formats, a custom forum for every course created/managed by instructors, and many more functionalities that aid instructors in teaching and communicating easily. This proposed project is more of a virtual library for learning purposes, it is structured to facilitate easy access to resources needed for a particular topic to which students are subscribed.</text:span></text:p>
      <text:p text:style-name="P35"><text:span text:style-name="T33"><text:tab/></text:span><text:span text:style-name="T39">A library is a collection of materials, books, or media that are easily accessible for use and not just for display purposes. It is responsible for housing updated information to meet the user's needs daily.</text:span></text:p>
      <text:p text:style-name="P8"><text:tab/>“Libraries may provide physical or digital access to material and maybe a physical location or a virtual space, or both. A library's collection can include books, periodicals, newspapers, manuscripts, films, maps, prints, documents, microform, CDs, cassettes, videotapes, DVDs, Blu-ray Discs, e-books, audiobooks, databases, table games, video games, and other formats. Libraries range widely in size, up to millions of items.”(Lalrohlui, 2021). <text:span text:style-name="T40">According to Lankes (2016),</text:span> A library is a mandated and facilitated space sup- ported by the community, stewarded by librarians, and dedicated to knowledge creation.</text:p>
      <text:p text:style-name="P9"><text:tab/>“A library is a collection of resources in a variety of formats that is organized by information professionals or other experts who <text:s/>provide convenient physical, digital, bibliographic, or intellectual access and offer targeted services and programs with the mission of educating, informing, or entertaining a variety of audiences and the goal of stimulating individual learning and advancing society as a whole.” <text:span text:style-name="T36">(</text:span><text:span text:style-name="T17">Robert, 2003</text:span><text:span text:style-name="T36">)</text:span></text:p>
      <text:p text:style-name="P8"><text:tab/>One of the benefits and advantages of libraries to learners is that they ensure access to materials through indexes, catalogs, and other information tools that allow learners to locate items appropriate to their needs.</text:p>
      <text:p text:style-name="P8"><text:tab/>E-learning (Electronic learning) which is also known as Virtual Learning refers to learning that is carried out electronically. Learners employ various electronic tools to acquire knowledge easily <text:soft-page-break/>which exposes them to more opportunities to access knowledge irrespective of location constraints and other limiting factors.</text:p>
      <text:p text:style-name="P8"><text:tab/>E-learning unites two main areas, learning, and technology. Learning is a cognitive process for achieving knowledge, and technology is an enabler of the learning process meaning that technology is used like any other tool in the education practice, as is a pencil or a notebook, for example. E-learning systems aggregate various tools, such as writing technologies, communication technologies, visualization, and storage. For these reasons, researchers and scientists have sought to transform e-learning systems into the technically transparent tool, like pencil or notebook (Manuela, 2016)</text:p>
      <text:p text:style-name="P8">Moore (1989) purported that three core types of interaction are necessary for quality, effective online learning:</text:p>
      <text:list xml:id="list2610948689" text:style-name="L1">
        <text:list-item>
          <text:p text:style-name="P24">Learner–learner (communication between and among peers with or without the teacher present),</text:p>
        </text:list-item>
        <text:list-item>
          <text:p text:style-name="P24">Learner–instructor (student-teacher communication)</text:p>
        </text:list-item>
        <text:list-item>
          <text:p text:style-name="P24">Learner–content (intellectually interacting with content that results in changes in learners' understanding, perceptions, and cognitive structures).</text:p>
        </text:list-item>
      </text:list>
      <text:p text:style-name="P10"><text:span text:style-name="Strong_20_Emphasis"><text:span text:style-name="T1"/></text:span></text:p>
      <text:p text:style-name="P8"><text:tab/>According to National Science Foundation et al., (1994) “Information sources accessed via the internet are ingredients of a digital library. Today, the network connects some information sources that are a mixture of publicly available (with or without change) information and private information shared by collaborators. They include reference volumes, books, journals, newspapers, national phone directories, sound and voice recordings, images, video clips, scientific data (raw data streams from instruments and processed information), and private information services such as stock market reports and private newsletters. These information sources, when connected electronically through a network, represent important components of an emerging universally accessible, digital library.”</text:p>
      <text:p text:style-name="P8"><text:tab/>The term virtual library was initially used interchangeably with the digital library but is now primarily used for libraries that are virtual in other senses (such as libraries that aggregate distributed content). (Digital Libraries, electronic libraries, and virtual libraries, 2016).</text:p>
      <text:p text:style-name="P8"><text:tab/>The advantages of virtual libraries as a means of easily and rapidly accessing books, archives, and images of various types are now widely recognized by commercial interests and public bodies alike.</text:p>
      <text:p text:style-name="P10"><text:span text:style-name="Strong_20_Emphasis"><text:span text:style-name="T1"/></text:span></text:p>
      <text:p text:style-name="P10"><text:span text:style-name="Strong_20_Emphasis"><text:span text:style-name="T1"/></text:span></text:p>
      <text:p text:style-name="P13"><text:span text:style-name="Strong_20_Emphasis"><text:span text:style-name="T1"/></text:span></text:p>
      <text:p text:style-name="P13"><text:span text:style-name="Strong_20_Emphasis"><text:span text:style-name="T1"/></text:span></text:p>
      <text:p text:style-name="P13"><text:soft-page-break/><text:span text:style-name="Strong_20_Emphasis"><text:span text:style-name="T1"/></text:span></text:p>
      <text:p text:style-name="P13"><text:span text:style-name="Strong_20_Emphasis"><text:span text:style-name="T1">Advantages of virtual-learning-environments</text:span></text:span></text:p>
      <text:list xml:id="list1388840210" text:style-name="L2">
        <text:list-item>
          <text:p text:style-name="P25">Teachers can track if learners are engaging with internet-based communication and related materials by submitting evaluations online and providing quick feedback.</text:p>
        </text:list-item>
        <text:list-item>
          <text:p text:style-name="P25">The message services can inspire teamwork and communication both between instructor and learner and learner and learner.</text:p>
        </text:list-item>
        <text:list-item>
          <text:p text:style-name="P25">Teachers and learners can also involve more enthusiastically in a course at a time and place that is suitable for both (Becta, 2005).</text:p>
        </text:list-item>
        <text:list-item>
          <text:p text:style-name="P25">Course information such as past exam papers, timetables, and administrative information can all be found in one place, and are accessible from one authoritative source.</text:p>
        </text:list-item>
        <text:list-item>
          <text:p text:style-name="P25">Careful signposting (such as including links with course material) can provide extra care for learners, or inspire learners to study at an intensive level.</text:p>
        </text:list-item>
        <text:list-item>
          <text:p text:style-name="P25">With a VLE, it is possible to save time for teachers by dropping the time required for photocopying, course material delivery, and updating course material (Becta, 2005).</text:p>
        </text:list-item>
        <text:list-item>
          <text:p text:style-name="P25">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25">The apparent and most thoughtful shortcoming of VLEs is that they are less effective at informing merely based skills than the actual world (Shroder et al. 2002).</text:p>
        </text:list-item>
        <text:list-item>
          <text:p text:style-name="P25">The material presented on a computer is only an abstraction of the real thing’ and ‘being on a VLE does not have the same impact as a real-world or face-to-face education</text:p>
        </text:list-item>
        <text:list-item>
          <text:p text:style-name="P25">VLEs can be designed to be interactive, but ‘there is limited give-and-take interaction with a computer, in contrast to the interaction between real field trip leaders and participants’ (Hurst, 1998).</text:p>
        </text:list-item>
      </text:list>
      <text:p text:style-name="P8"><text:span text:style-name="Strong_20_Emphasis"><text:span text:style-name="T1"/></text:span></text:p>
      <text:p text:style-name="P10"><text:span text:style-name="Strong_20_Emphasis"><text:span text:style-name="T1">A brief history of 300 level management science students in the </text:span></text:span><text:span text:style-name="Strong_20_Emphasis"><text:span text:style-name="T2">U</text:span></text:span><text:span text:style-name="Strong_20_Emphasis"><text:span text:style-name="T1">niversity of Jos.</text:span></text:span></text:p>
      <text:p text:style-name="P10"><text:span text:style-name="Strong_20_Emphasis"><text:span text:style-name="T1"><text:tab/></text:span></text:span><text:span text:style-name="Strong_20_Emphasis"><text:span text:style-name="T7">The </text:span></text:span><text:span text:style-name="Strong_20_Emphasis"><text:span text:style-name="T10">F</text:span></text:span><text:span text:style-name="Strong_20_Emphasis"><text:span text:style-name="T7">aculty of Management science which was previously a department under the Faculty of </text:span></text:span><text:span text:style-name="Strong_20_Emphasis"><text:span text:style-name="T10">S</text:span></text:span><text:span text:style-name="Strong_20_Emphasis"><text:span text:style-name="T7">ocial </text:span></text:span><text:span text:style-name="Strong_20_Emphasis"><text:span text:style-name="T10">S</text:span></text:span><text:span text:style-name="Strong_20_Emphasis"><text:span text:style-name="T7">ciences has undergone some changes over the years. It was initially known as the Department of Management Studies and later the Department of Accounting and Management Sciences. Although the University of Jos Senate gave formal recognition to the separation of the Departments of Accounting and Management Sciences in 2004 and took up formally in August, 2004. After the separation, the Department was called Management Sciences. <text:s/></text:span></text:span></text:p>
      <text:p text:style-name="P10"><text:soft-page-break/><text:span text:style-name="Strong_20_Emphasis"><text:span text:style-name="T7"><text:tab/>With the creation of the Faculty of Management Sciences in December, 2010, the Department </text:span></text:span><text:span text:style-name="Strong_20_Emphasis"><text:span text:style-name="T8">of Management Sciences</text:span></text:span><text:span text:style-name="Strong_20_Emphasis"><text:span text:style-name="T7"> was renamed as Business Administration. </text:span></text:span><text:span text:style-name="Strong_20_Emphasis"><text:span text:style-name="T9">(“A brief history of department of business administration”, n.d)</text:span></text:span></text:p>
      <text:p text:style-name="P14"><text:span text:style-name="Strong_20_Emphasis"><text:span text:style-name="T1"><text:tab/></text:span></text:span><text:span text:style-name="Strong_20_Emphasis"><text:span text:style-name="T5">T</text:span></text:span><text:span text:style-name="Strong_20_Emphasis"><text:span text:style-name="T7">he </text:span></text:span><text:span text:style-name="Strong_20_Emphasis"><text:span text:style-name="T10">F</text:span></text:span><text:span text:style-name="Strong_20_Emphasis"><text:span text:style-name="T7">aculty of Management </text:span></text:span><text:span text:style-name="Strong_20_Emphasis"><text:span text:style-name="T10">S</text:span></text:span><text:span text:style-name="Strong_20_Emphasis"><text:span text:style-name="T7">cience is one of the faculties in the University of Jos. The faculty is made up of three </text:span></text:span><text:span text:style-name="Strong_20_Emphasis"><text:span text:style-name="T10">D</text:span></text:span><text:span text:style-name="Strong_20_Emphasis"><text:span text:style-name="T7">epartments </text:span></text:span><text:span text:style-name="Strong_20_Emphasis"><text:span text:style-name="T8">which are the </text:span></text:span><text:span text:style-name="Strong_20_Emphasis"><text:span text:style-name="T10">D</text:span></text:span><text:span text:style-name="Strong_20_Emphasis"><text:span text:style-name="T7">epartment of Accounting, </text:span></text:span><text:span text:style-name="Strong_20_Emphasis"><text:span text:style-name="T10">D</text:span></text:span><text:span text:style-name="Strong_20_Emphasis"><text:span text:style-name="T7">epartment of Actuarial </text:span></text:span><text:span text:style-name="Strong_20_Emphasis"><text:span text:style-name="T10">S</text:span></text:span><text:span text:style-name="Strong_20_Emphasis"><text:span text:style-name="T7">cience and </text:span></text:span><text:span text:style-name="Strong_20_Emphasis"><text:span text:style-name="T10">D</text:span></text:span><text:span text:style-name="Strong_20_Emphasis"><text:span text:style-name="T7">epartment of Business </text:span></text:span><text:span text:style-name="Strong_20_Emphasis"><text:span text:style-name="T10">A</text:span></text:span><text:span text:style-name="Strong_20_Emphasis"><text:span text:style-name="T7">dministration.</text:span></text:span></text:p>
      <text:p text:style-name="P8"><text:tab/>The 300 level students of <text:span text:style-name="T42">M</text:span>anagement <text:span text:style-name="T42">S</text:span>cience were selected to <text:span text:style-name="T42">be </text:span>use<text:span text:style-name="T42">d</text:span> as a case study for this project as the platform would be first tested on them. These students currently employ the traditional means of learning which includes;</text:p>
      <text:list xml:id="list3525097456" text:style-name="L3">
        <text:list-item>
          <text:p text:style-name="P26">Instructor to student <text:span text:style-name="T11">(One to One)</text:span></text:p>
        </text:list-item>
        <text:list-item>
          <text:p text:style-name="P26">Instructor to students <text:span text:style-name="T11">(One to many)</text:span></text:p>
        </text:list-item>
        <text:list-item>
          <text:p text:style-name="P26">Group discussions <text:span text:style-name="T11">(Many to many)</text:span></text:p>
        </text:list-item>
        <text:list-item>
          <text:p text:style-name="P26">Learning using lecture notes and handouts.</text:p>
        </text:list-item>
      </text:list>
      <text:p text:style-name="P10"><text:span text:style-name="Strong_20_Emphasis"><text:span text:style-name="T1"/></text:span></text:p>
      <text:p text:style-name="P10"><text:span text:style-name="Strong_20_Emphasis"><text:span text:style-name="T1">1.2 STATEMENT OF THE PROBLEM</text:span></text:span></text:p>
      <text:p text:style-name="P10"><text:span text:style-name="Strong_20_Emphasis"><text:span text:style-name="T1"><text:tab/></text:span></text:span><text:span text:style-name="T1">In University of Jos, students and instructors employ the traditional means of learning and teaching. Instructors often engage in physical lecture sessions where they avail themselves in a lecture hall to pass knowledge to students physically. They create lecture materials that are being distributed to students as photocopies by course representatives. The traditional method of knowledge transfer from instructor to students used in the university when compared to the opportunities posed by ICT is outdated and needs to be improved on. Some of the problems of the current system used by instructors in the University of Jos are;</text:span></text:p>
      <text:list xml:id="list1689179156" text:style-name="L4">
        <text:list-item>
          <text:p text:style-name="P27">Instructors must be available physically for lecture sessions to take place, they need to depend on course representatives to pass information across to learners.</text:p>
        </text:list-item>
        <text:list-item>
          <text:p text:style-name="P27">Instructors need to redistribute learning materials every session.</text:p>
        </text:list-item>
        <text:list-item>
          <text:p text:style-name="P27">Instructors depend on course representatives to quickly pass information across to learners.</text:p>
        </text:list-item>
        <text:list-item>
          <text:p text:style-name="P27">There is no central repository for information resources to be stored and accessed easily by learners. </text:p>
        </text:list-item>
      </text:list>
      <text:p text:style-name="P8"><text:tab/>All these are some of the problems associated with traditional methods of teaching and learning.</text:p>
      <text:p text:style-name="P8">The need for a virtual library learning platform (VLP) in 21st-century universities cannot be overemphasized as we see the opportunities made available by digital technologies and the internet. A functional VLP makes it possible for the information to be shared easily with a set audience and also provides a means for instructors to communicate with learners. Instructors can use these platforms to <text:soft-page-break/>easily host a collection of information resources accessible by their students. A virtual library learning platform goes beyond the functionality provided by virtual libraries as it makes room for instructors and learners to interact actively while providing access to information resources uploaded.</text:p>
      <text:p text:style-name="P10"><text:span text:style-name="Strong_20_Emphasis"><text:span text:style-name="T1"/></text:span></text:p>
      <text:p text:style-name="P10"><text:span text:style-name="Strong_20_Emphasis"><text:span text:style-name="T1">1.3 OBJECTIVES OF STUDY</text:span></text:span></text:p>
      <text:p text:style-name="P8">The aim and objective of this research are to design and implement a virtual library learning platform for instructors and learners. The proposed platform aims to meet the key objectives outlined below.</text:p>
      <text:list xml:id="list2601366468" text:style-name="L5">
        <text:list-item>
          <text:p text:style-name="P28">The new platform seeks to provide an easy-to-use interface for users(lecturers) to manage a collection of information resources. This includes uploading information resources in digital format to a customized portal made available to every registered instructor account.</text:p>
        </text:list-item>
        <text:list-item>
          <text:p text:style-name="P28">The proposed platform seeks to provide an interface for learners or information seekers to browse through a collection of information resources uploaded by instructors; to either download or subscribe to resources found.</text:p>
        </text:list-item>
        <text:list-item>
          <text:p text:style-name="P28">The proposed platform provides a means for users to manage <text:span text:style-name="T11">personalized </text:span>information resources and also access courses subscribed to easily.</text:p>
        </text:list-item>
        <text:list-item>
          <text:p text:style-name="P29">The proposed platform aims to provide a virtual course management module that makes it possible for instructors to create courses learners can subscribe to and automatically gain access to information been shared <text:span text:style-name="T11">real-time</text:span>. </text:p>
        </text:list-item>
        <text:list-item>
          <text:p text:style-name="P29">The courses management module also provides forums for learners subscribed to a course.</text:p>
        </text:list-item>
      </text:list>
      <text:p text:style-name="P15"/>
      <text:p text:style-name="P8"/>
      <text:p text:style-name="P1"/>
      <text:p text:style-name="P1"/>
      <text:p text:style-name="P1"/>
      <text:p text:style-name="P1"/>
      <text:p text:style-name="P1"/>
      <text:p text:style-name="P1"/>
      <text:p text:style-name="P1"/>
      <text:p text:style-name="P1"/>
      <text:p text:style-name="P1"/>
      <text:p text:style-name="P1"/>
      <text:p text:style-name="P21"/>
      <text:p text:style-name="P2"><text:soft-page-break/><text:span text:style-name="T19">R</text:span><text:span text:style-name="T20">EFERENCE </text:span></text:p>
      <text:p text:style-name="P3"><text:span text:style-name="T12">Moore, M (1989). Three types of interaction. American Journal of Distance Education. </text:span><text:span text:style-name="T26">vol. 3, no. 2, pp. <text:tab/>1–6.<text:line-break/></text:span><text:span text:style-name="T12">Karban, R. (2015). Plant Learning and Memory. In: Plant Sensing and Communication. Chicago and <text:tab/>London: The University of Chicago Press, pp. 31–44.<text:line-break/>D-Lib Magazine. (1998). NSF/DARPA/NASA Digital Libraries Initiative.<text:line-break/><text:tab/>Available at: </text:span><text:a xlink:type="simple" xlink:href="http://www.dlib.org/dlib/july98/07griffin.html" text:style-name="Internet_20_link" text:visited-style-name="Visited_20_Internet_20_Link"><text:span text:style-name="T22">http://www.dlib.org/dlib/july98/07griffin.html</text:span></text:a><text:span text:style-name="T12"><text:line-break/>Daniel L. Schacter; Daniel T. Gilbert; Daniel M. Wegner (2011) . Psychology, 2nd edition. Worth <text:tab/>Publishers. p. 264. ISBN 978-1-4292-3719-2.<text:line-break/>Crow, Raym (2002). The Case for Institutional Repositories: A SPARC Position Paper. ARL (223): 1–4.<text:line-break/>Manuela Aparicio, Fernando Bacao, &amp; Tiago Oliveira. (2016). An e-Learning Theoretical Framework. Journal of Educational Technology &amp; Society, 19(1), 292-307.<text:line-break/><text:tab/>Available at:</text:span><text:a xlink:type="simple" xlink:href="http://www.jstor.org/stable/jeductechsoci.19.1.292" text:style-name="Internet_20_link" text:visited-style-name="Visited_20_Internet_20_Link"><text:span text:style-name="T21"> </text:span></text:a><text:a xlink:type="simple" xlink:href="http://www.jstor.org/stable/jeductechsoci.19.1.292" text:style-name="Internet_20_link" text:visited-style-name="Visited_20_Internet_20_Link"><text:span text:style-name="T22">http://www.jstor.org/stable/jeductechsoci.19.1.292</text:span></text:a><text:span text:style-name="T22"><text:line-break/></text:span><text:span text:style-name="T12">Lalrohlui, R (22 January 2021). "Application of Information And Communication Techology in Special Libraries in Aizawl: A Study" (2013). Mizoram University – via Digital Repository of Mizoram <text:tab/>University.<text:line-break/>Witten, I. H.; Bainbridge, David Nichols (2009). How to Build a Digital Library (2nd ed.). Morgan <text:tab/>Kaufman.</text:span></text:p>
      <text:p text:style-name="P22">Britain, Sandy; Liber, Oleg (1999). A Framework for Pedagogical Evaluation of Virtual Learning Environments. </text:p>
      <text:p text:style-name="P6"><text:span text:style-name="T16">University of jos. (n.d). </text:span><text:span text:style-name="Strong_20_Emphasis"><text:span text:style-name="T31">A brief history of department of business administration. Available at <text:tab/><text:tab/></text:span></text:span><text:span text:style-name="T12">https://www.unijos.edu.ng/faculty/management_sciences/business-administration<text:line-break/>Schatz, Bruce (1997). Information Retrieval in Digital Libraries: Bringing Search to the Net. Science.<text:line-break/>Oleg, Liber (October, 1999). A Framework for Pedagogical Evaluation of Virtual Learning <text:line-break/>TopHat (2021). Virtual learning environment. Available at: </text:span><text:a xlink:type="simple" xlink:href="https://tophat.com/glossary/v/virtual-" text:style-name="Internet_20_link" text:visited-style-name="Visited_20_Internet_20_Link"><text:span text:style-name="T22">https://tophat.com/glossary/v/virtual-</text:span></text:a><text:a xlink:type="simple" xlink:href="https://tophat.com/glossary/v/virtual-learning-environment/" text:style-name="Internet_20_link" text:visited-style-name="Visited_20_Internet_20_Link"><text:span text:style-name="T22"><text:tab/>learning-environment/</text:span></text:a><text:span text:style-name="T27"><text:line-break/></text:span><text:span text:style-name="T12">Lexico Dictionaries(2020). Definition of Student by Oxford Dictionary on Lexico.com. Available at: <text:tab/></text:span><text:a xlink:type="simple" xlink:href="https://www.lexico.com/definition/student" text:style-name="Internet_20_link" text:visited-style-name="Visited_20_Internet_20_Link"><text:span text:style-name="T22">https://www.lexico.com/definition/student</text:span></text:a><text:span text:style-name="T12"><text:line-break/>Wikipedia (20 February 2021).Virtual learning environment. </text:span><text:span text:style-name="T23">Available at: <text:tab/></text:span><text:a xlink:type="simple" xlink:href="https://en.wikipedia.org/w/index.php" text:style-name="Internet_20_link" text:visited-style-name="Visited_20_Internet_20_Link"><text:span text:style-name="T22">https://en.wikipedia.org/w/index.php</text:span></text:a><text:a xlink:type="simple" xlink:href="https://en.wikipedia.org/w/index.php?title=Virtual_learning_environment&amp;oldid=1007885675" text:style-name="Internet_20_link" text:visited-style-name="Visited_20_Internet_20_Link"><text:span text:style-name="T22"> <text:tab/>title=Virtual_learning_environment&amp;oldid=1007885675</text:span></text:a><text:span text:style-name="T22"><text:line-break/></text:span><text:span text:style-name="T12">Techradar (Feb, 2021). Best online learning platforms. Available at:</text:span><text:a xlink:type="simple" xlink:href="https://www.techradar.com/best/best-online-learning-platforms" text:style-name="Internet_20_link" text:visited-style-name="Visited_20_Internet_20_Link"> </text:a><text:soft-page-break/><text:span text:style-name="T21"><text:tab/></text:span><text:a xlink:type="simple" xlink:href="https://www.techradar.com/best/best-online-learning-platforms" text:style-name="Internet_20_link" text:visited-style-name="Visited_20_Internet_20_Link"><text:span text:style-name="T22">https://www.techradar.com/best/best-online-learning-platforms</text:span></text:a><text:span text:style-name="T22"><text:line-break/></text:span><text:span text:style-name="T12">Videoblocksreview(2021). Best 8 Online Learning Platforms 2021 To Jumpstart Your <text:tab/>Careers. <text:tab/>Available at:</text:span><text:a xlink:type="simple" xlink:href="https://sites.google.com/site/videoblocksreview/online-learning-platforms" text:style-name="Internet_20_link" text:visited-style-name="Visited_20_Internet_20_Link"><text:span text:style-name="T21"> </text:span></text:a><text:a xlink:type="simple" xlink:href="https://sites.google.com/site/videoblocksreview/online-learning-platforms" text:style-name="Internet_20_link" text:visited-style-name="Visited_20_Internet_20_Link"><text:span text:style-name="T22">https://sites.google.com/site/videoblocksreview/online-learning-platforms</text:span></text:a></text:p>
      <text:p text:style-name="P4"><text:span text:style-name="T25">TopHat(n.d). Virtual learning environment. </text:span><text:span text:style-name="T24">Available at: </text:span><text:a xlink:type="simple" xlink:href="https://tophat.com/glossary/v/virtual-learning-" text:style-name="Internet_20_link" text:visited-style-name="Visited_20_Internet_20_Link"><text:span text:style-name="T24">https://tophat.com/glossary/v/virtual-learning-</text:span></text:a><text:span text:style-name="T24"><text:tab/>environment/</text:span><text:span text:style-name="T13"><text:line-break/><text:line-break/>Lankes, R., Newman, W., Kowalski, S., Tench, B., Gould, C., Silk, K., &amp; Britton, L. (2016). What Is a <text:tab/>Library? In The New Librarianship Field Guide (pp. 95-102). Cambridge, Massachusetts; <text:tab/>London, England: The MIT Press. </text:span><text:span text:style-name="T15">Available at: </text:span><text:a xlink:type="simple" xlink:href="http://www.jstor.org/stable/j.ctt1c2cqjm.14" text:style-name="Internet_20_link" text:visited-style-name="Visited_20_Internet_20_Link"><text:span text:style-name="T13">http://www.jstor.org/stable/j.ctt1c2cqjm.14</text:span></text:a></text:p>
      <text:p text:style-name="P5"><text:span text:style-name="T13">Robert S. Martin. </text:span><text:span text:style-name="T15">(</text:span><text:span text:style-name="T13">April 5, 2003</text:span><text:span text:style-name="T15">). </text:span><text:span text:style-name="T13"><text:s/>"Libraries and Learners in the Twenty-First Century," Cora Paul <text:tab/>Bomar Lecture, University of North Carolina at Greensbor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svg:font-family="'Noto Sans', sans-serif"/>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6T09:26:44.772330322</meta:creation-date>
    <dc:date>2021-06-29T14:43:37.201422482</dc:date>
    <meta:editing-duration>PT20H46M15S</meta:editing-duration>
    <meta:editing-cycles>10</meta:editing-cycles>
    <meta:generator>LibreOffice/6.4.6.2$Linux_X86_64 LibreOffice_project/40$Build-2</meta:generator>
    <meta:print-date>2021-06-16T09:46:46.736611234</meta:print-date>
    <meta:document-statistic meta:table-count="0" meta:image-count="0" meta:object-count="0" meta:page-count="10" meta:paragraph-count="79" meta:word-count="2835" meta:character-count="19738" meta:non-whitespace-character-count="16952"/>
  </office:meta>
</office:document-meta>
</file>